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11-03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7-21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5-13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4-2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3-31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2-04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0-21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8-12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6-26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5-07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2-07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3-10-23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3-07-24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3-06-06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3-06-0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3-04-25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3-02-08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2-11-08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2-08-08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2-06-02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2-05-11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2-01-26 2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1-11-10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1-08-09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1-05-05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1-02-16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1-02-09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0-11-16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0-08-12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0-05-13 0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0-02-03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9-11-18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9-08-08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9-04-30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9-01-29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8-12-12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8-12-12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8-11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8-10-18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8-10-18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8-08-30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8-07-30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8-04-2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8-01-31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7-12-07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7-11-06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7-08-0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7-05-10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7-02-21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7-02-07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6-11-09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6-08-17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6-05-11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6-03-10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6-02-11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5-10-28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5-08-17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5-05-12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5-02-11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4-11-20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4-08-12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4-05-05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4-02-19 1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3-10-30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3-08-07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3-05-01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3-01-30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2-11-07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2-08-02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2-05-09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2-02-01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1-11-02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1-08-03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1-05-05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1-02-08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0-11-04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0-08-04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0-05-06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0-02-10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9-11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9-08-06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9-05-0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9-02-06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8-11-07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8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8-05-1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8-01-31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7-11-06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7-08-22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7-05-21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7-02-19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6-11-03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6-08-18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6-05-24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6-02-09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5-11-01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5-08-09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5-05-03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5-02-11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4-11-02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4-08-18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4-05-07 0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4-02-19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3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3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2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2-05-29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91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89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89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1264" calcext:value-type="float">
            <text:p>-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8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87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87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44624" calcext:value-type="float">
            <text:p>-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87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0848" calcext:value-type="float">
            <text:p>-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86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664" calcext:value-type="float">
            <text:p>-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84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4" calcext:value-type="float">
            <text:p>-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84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7452" calcext:value-type="float">
            <text:p>-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82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12592" calcext:value-type="float">
            <text:p>-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82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8504" calcext:value-type="float">
            <text:p>-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81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12592" calcext:value-type="float">
            <text:p>-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80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676" calcext:value-type="float">
            <text:p>-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80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676" calcext:value-type="float">
            <text:p>-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9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9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8504" calcext:value-type="float">
            <text:p>-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8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172" calcext:value-type="float">
            <text:p>-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8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2072" calcext:value-type="float">
            <text:p>-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8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2176" calcext:value-type="float">
            <text:p>-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8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5808" calcext:value-type="float">
            <text:p>-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5808" calcext:value-type="float">
            <text:p>-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2176" calcext:value-type="float">
            <text:p>-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2176" calcext:value-type="float">
            <text:p>-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2176" calcext:value-type="float">
            <text:p>-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7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2176" calcext:value-type="float">
            <text:p>-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7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2176" calcext:value-type="float">
            <text:p>-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7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2176" calcext:value-type="float">
            <text:p>-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7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2072" calcext:value-type="float">
            <text:p>-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7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2176" calcext:value-type="float">
            <text:p>-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7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2072" calcext:value-type="float">
            <text:p>-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7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2072" calcext:value-type="float">
            <text:p>-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7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2072" calcext:value-type="float">
            <text:p>-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7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2176" calcext:value-type="float">
            <text:p>-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56" calcext:value-type="float">
            <text:p>-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6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56" calcext:value-type="float">
            <text:p>-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6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2072" calcext:value-type="float">
            <text:p>-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6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56" calcext:value-type="float">
            <text:p>-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6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2072" calcext:value-type="float">
            <text:p>-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6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56" calcext:value-type="float">
            <text:p>-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6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56" calcext:value-type="float">
            <text:p>-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6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2176" calcext:value-type="float">
            <text:p>-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6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56" calcext:value-type="float">
            <text:p>-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6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2072" calcext:value-type="float">
            <text:p>-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228" calcext:value-type="float">
            <text:p>-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36264" calcext:value-type="float">
            <text:p>-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616" calcext:value-type="float">
            <text:p>-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36264" calcext:value-type="float">
            <text:p>-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616" calcext:value-type="float">
            <text:p>-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4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528" calcext:value-type="float">
            <text:p>-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4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36848" calcext:value-type="float">
            <text:p>-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3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4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08" meta:object-count="0"/>
    <meta:user-defined meta:name="AppVersion">3.0</meta:user-defined>
  </office:meta>
</office:document-meta>
</file>